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text-align="end" style:justify-single-word="false" fo:padding="0.049cm" fo:border="0.06pt solid #d9d9e3"/>
      <style:text-properties officeooo:paragraph-rsid="000109cf"/>
    </style:style>
    <style:style style:name="P3" style:family="paragraph" style:parent-style-name="Text_20_body">
      <style:paragraph-properties fo:text-align="start" style:justify-single-word="false" fo:padding="0.049cm" fo:border="0.06pt solid #d9d9e3"/>
      <style:text-properties officeooo:rsid="000109cf" officeooo:paragraph-rsid="000109cf"/>
    </style:style>
    <style:style style:name="P4" style:family="paragraph" style:parent-style-name="Text_20_body">
      <style:paragraph-properties fo:padding="0.049cm" fo:border="0.06pt solid #d9d9e3"/>
      <style:text-properties officeooo:rsid="000109cf" officeooo:paragraph-rsid="000109cf"/>
    </style:style>
    <style:style style:name="P5" style:family="paragraph" style:parent-style-name="Text_20_body">
      <style:paragraph-properties fo:padding="0.049cm" fo:border="0.06pt solid #d9d9e3"/>
      <style:text-properties officeooo:paragraph-rsid="0001ad44"/>
    </style:style>
    <style:style style:name="T1" style:family="text">
      <style:text-properties officeooo:rsid="000109cf"/>
    </style:style>
    <style:style style:name="T2" style:family="text">
      <style:text-properties officeooo:rsid="0001a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Jatin Jain</text:span></text:p>
      <text:p text:style-name="P2"><text:a xlink:type="simple" xlink:href="mailto:jatinjain.work09@gmail.com" text:style-name="Internet_20_link" text:visited-style-name="Visited_20_Internet_20_Link"><text:span text:style-name="T1">jatinjain.work09@gmail.com</text:span></text:a></text:p>
      <text:p text:style-name="P2"><text:span text:style-name="T1">(+91)9414439735</text:span></text:p>
      <text:p text:style-name="P2"><text:span text:style-name="T1">26 July 2023</text:span><text:line-break/></text:p>
      <text:p text:style-name="P3">Dear Sir/Madam</text:p>
      <text:p text:style-name="P3">RE: Software Engineering Winter Intern </text:p>
      <text:p text:style-name="P3"/>
      <text:p text:style-name="P1">I am excited to apply for the Winter Internship at Rubrik. As a <text:span text:style-name="T1">B.Tech. (Information Technology, </text:span><text:span text:style-name="T2">Batch:</text:span><text:span text:style-name="T1"> </text:span><text:span text:style-name="T2">2020-24</text:span><text:span text:style-name="T1">)</text:span> student with a passion for technology, I am eager to contribute my skills and learn from your industry-leading team. My academic background and experience in <text:span text:style-name="T1">Python, C, C++, Blockchain and CS Fundamentals such as Data Structures, Operating System , DBMS and OOP</text:span> make me a strong fit for this opportunity. <text:span text:style-name="T1">I’ve also worked at Python Software Foundation during Google Summer of Code 2022 which makes me familier to work on industry level software.</text:span></text:p>
      <text:p text:style-name="P1"/>
      <text:p text:style-name="P5">Thank you for considering my application. </text:p>
      <text:p text:style-name="P5">I look forward to the possibility of contributing to Rubrik's innovative projects and gaining valuable experience during the internship.</text:p>
      <text:p text:style-name="P1"/>
      <text:p text:style-name="P1">Sincerely,</text:p>
      <text:p text:style-name="P4">Jatin J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6:33:32.873451401</meta:creation-date>
    <dc:date>2023-07-26T16:50:01.706250531</dc:date>
    <meta:editing-duration>PT4M18S</meta:editing-duration>
    <meta:editing-cycles>1</meta:editing-cycles>
    <meta:document-statistic meta:table-count="0" meta:image-count="0" meta:object-count="0" meta:page-count="1" meta:paragraph-count="11" meta:word-count="133" meta:character-count="873" meta:non-whitespace-character-count="748"/>
    <meta:generator>LibreOffice/7.3.7.2$Linux_X86_64 LibreOffice_project/30$Build-2</meta:generator>
  </office:meta>
</office:document-meta>
</file>